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ntexte du projet</text:h>
      <text:p text:style-name="Text_20_body">Mise en place:</text:p>
      <text:list xml:id="list2696520116" text:style-name="L1">
        <text:list-item>
          <text:p text:style-name="P2">Allez sur le site de endless medical pour comprendre l'interet de cette API </text:p>
        </text:list-item>
        <text:list-item>
          <text:p text:style-name="P2">En suivant le User guide, réalisez les étapes qui vous permettront de requeter l'API </text:p>
        </text:list-item>
        <text:list-item>
          <text:p text:style-name="P1">Analyser le cas des deux patients suivant pour obtenir les trois maladies les plus probables ainsi que pour chacune de ces maladies les deux symptomes qui ont eu le plus d'importance dans diagnostique. Le résultat sera présenté sous la forme d'un dictionnaire ou chaque clé correspondra au nom d'une maladie et chaque valeur à la liste des symptomes et de leur score d'importance. </text:p>
        </text:list-item>
      </text:list>
      <text:p text:style-name="Text_20_body">​</text:p>
      <text:p text:style-name="Text_20_body">Patient 1:</text:p>
      <text:p text:style-name="Text_20_body">Il a 19 ans, il a fait jusqu'à 40 de fièvre la semaine dernière, il a été en contact récent avec quelqu'un de malade.(sa soeur), depuis peu il est devenu végétarien. Il n'a plus d'odorat depuis 3 jours. Il fait de l'asthme mais n'a jamais été hospitalisé pour.</text:p>
      <text:p text:style-name="Text_20_body">​</text:p>
      <text:p text:style-name="Text_20_body">Patient 2:</text:p>
      <text:p text:style-name="Text_20_body">Il a 82 ans, il a déja fait un arret cardiaque. Il a eu des épisodes de palpitations avec arythmie cardiaque de quelques seconde et mots de tête. Il a aussi mal aux genoux, à l'épaule et aux pieds.</text:p>
      <text:p text:style-name="Text_20_body">​</text:p>
      <text:list xml:id="list4245294374" text:style-name="L2">
        <text:list-item>
          <text:p text:style-name="P3"><text:span text:style-name="T1">Bonus</text:span>: à l'aide de fastapi, creez votre propre mini API qui requete endlessmedical et qui possède une unique route POST où il est possible de partager un dictionnaire de symptome et d'obtenir en retour le dictionnaire diagnostique (3 maladies avec la liste des deux symptomes et de leur importance).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3:28:09.971661522</meta:creation-date>
    <dc:date>2022-10-06T13:28:31.414624547</dc:date>
    <meta:editing-duration>PT22S</meta:editing-duration>
    <meta:editing-cycles>1</meta:editing-cycles>
    <meta:document-statistic meta:table-count="0" meta:image-count="0" meta:object-count="0" meta:page-count="1" meta:paragraph-count="13" meta:word-count="240" meta:character-count="1358" meta:non-whitespace-character-count="1125"/>
    <meta:generator>LibreOffice/7.3.6.2$Linux_X86_64 LibreOffice_project/30$Build-2</meta:generator>
  </office:meta>
</office:document-meta>
</file>